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/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/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quite possibly in need of a nerf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29T15:04:53.534367745</dc:date>
    <meta:editing-duration>PT20H25M46S</meta:editing-duration>
    <meta:editing-cycles>10</meta:editing-cycles>
    <meta:generator>LibreOffice/7.3.7.2$Linux_X86_64 LibreOffice_project/30$Build-2</meta:generator>
    <meta:document-statistic meta:table-count="4" meta:cell-count="43" meta:object-count="0"/>
  </office:meta>
</office:document-meta>
</file>